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b0cd" officeooo:paragraph-rsid="0009b0cd" style:font-weight-asian="bold" style:font-weight-complex="bold"/>
    </style:style>
    <style:style style:name="P2" style:family="paragraph" style:parent-style-name="Standard">
      <style:text-properties fo:font-weight="normal" officeooo:rsid="0009b0cd" officeooo:paragraph-rsid="0009b0cd" style:font-weight-asian="normal" style:font-weight-complex="normal"/>
    </style:style>
    <style:style style:name="P3" style:family="paragraph" style:parent-style-name="Standard" style:list-style-name="L2">
      <style:text-properties fo:font-weight="normal" officeooo:rsid="0009b0cd" officeooo:paragraph-rsid="0009b0cd" style:font-weight-asian="normal" style:font-weight-complex="normal"/>
    </style:style>
    <style:style style:name="P4" style:family="paragraph" style:parent-style-name="Standard">
      <style:text-properties fo:font-size="14pt" fo:font-weight="bold" officeooo:rsid="000a440b" officeooo:paragraph-rsid="000a440b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c196d" officeooo:paragraph-rsid="000c196d" style:font-size-asian="14pt" style:font-weight-asian="bold" style:font-size-complex="14pt" style:font-weight-complex="bold"/>
    </style:style>
    <style:style style:name="P6" style:family="paragraph" style:parent-style-name="Standard" style:list-style-name="L4">
      <style:paragraph-properties fo:text-align="start" style:justify-single-word="false"/>
      <style:text-properties fo:font-size="12pt" fo:font-weight="normal" officeooo:rsid="000a440b" officeooo:paragraph-rsid="000c196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a440b" officeooo:paragraph-rsid="000c196d" style:font-size-asian="10.5pt" style:font-weight-asian="normal" style:font-size-complex="12pt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fo:font-size="12pt" fo:font-weight="normal" officeooo:rsid="0009b0cd" officeooo:paragraph-rsid="000a440b" style:font-size-asian="10.5pt" style:font-weight-asian="normal" style:font-size-complex="12pt" style:font-weight-complex="normal"/>
    </style:style>
    <style:style style:name="P9" style:family="paragraph" style:parent-style-name="Standard" style:list-style-name="L6">
      <style:paragraph-properties fo:text-align="start" style:justify-single-word="false"/>
      <style:text-properties fo:font-size="12pt" fo:font-weight="normal" officeooo:rsid="000c196d" officeooo:paragraph-rsid="000c196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0c196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officeooo:rsid="000c196d" style:font-size-asian="14pt" style:font-weight-asian="bold" style:font-size-complex="14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ded1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492in" fo:text-indent="-0.25in" fo:margin-left="0.649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992in" fo:text-indent="-0.25in" fo:margin-left="0.8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92in" fo:text-indent="-0.25in" fo:margin-left="1.149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92in" fo:text-indent="-0.25in" fo:margin-left="1.399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92in" fo:text-indent="-0.25in" fo:margin-left="1.649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92in" fo:text-indent="-0.25in" fo:margin-left="1.899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92in" fo:text-indent="-0.25in" fo:margin-left="2.149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92in" fo:text-indent="-0.25in" fo:margin-left="2.399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92in" fo:text-indent="-0.25in" fo:margin-left="2.649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92in" fo:text-indent="-0.25in" fo:margin-left="2.8992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 Setup các services</text:span></text:p>
      <text:p text:style-name="P1"><text:s text:c="3"/></text:p>
      <text:p text:style-name="P2"><text:s text:c="3"/>Các ứng dụng hiện tại gồm 1 file smartstaff, 1 file elasticsearch-1.6.0 <text:s/><text:tab/></text:p>
      <text:p text:style-name="P2"/>
      <text:list xml:id="list3158698988321030177" text:style-name="L2">
        <text:list-item>
          <text:p text:style-name="P3">Tạo 1 database trên mysql có tên là smartstaff</text:p>
        </text:list-item>
        <text:list-item>
          <text:p text:style-name="P3">Bật service của elasticsearch tại /elasticsearch-1.6.0/bin/elasticsearch </text:p>
        </text:list-item>
        <text:list-item>
          <text:p text:style-name="P3">Sau khi elasticsearch chạy hoàn tất, chạy file /SmartStaff/bin/SmartStaff</text:p>
        </text:list-item>
        <text:list-item>
          <text:p text:style-name="P3">Sau khi hoàn tất, nhập lệnh “netstat -ptln” trên terminal kiểm tra các service trên cổng 80, 3306, 9200</text:p>
        </text:list-item>
      </text:list>
      <text:p text:style-name="P4">II Khởi động các ứng dụng crawler</text:p>
      <text:p text:style-name="P4"/>
      <text:list xml:id="list1871719476132938148" text:style-name="L4">
        <text:list-item>
          <text:p text:style-name="P8">Bật service của elasticsearch tại /elasticsearch-1.6.0/bin/elasticsearch</text:p>
        </text:list-item>
        <text:list-item>
          <text:p text:style-name="P6">bật ứng dụng tại file /testSeGra2/bin/testSeGra2 (ứng dụng crawler cho viblo)</text:p>
        </text:list-item>
      </text:list>
      <text:p text:style-name="P7"/>
      <text:p text:style-name="P5">III Cải thiện ứng dụng </text:p>
      <text:p text:style-name="P10"><text:span text:style-name="T2">hiện tại ứng dụng còn rất sơ sài cần cải thiện 1 số chi tiết như,</text:span></text:p>
      <text:list xml:id="list4095413568725102055" text:style-name="L6">
        <text:list-item>
          <text:p text:style-name="P9">Trang admin có thể nâng cấp qua reactJs</text:p>
        </text:list-item>
        <text:list-item>
          <text:p text:style-name="P9">Api postITs/search có thể search qua tất cả bài viết, và mục news thông qua NewRepository</text:p>
        </text:list-item>
        <text:list-item>
          <text:p text:style-name="P9">crawler đã hoàn thành update <text:span text:style-name="T4">theo 1 khoang thoi gian </text:span>nhưng trang viblo thay đổi giao diện, nên hiện tại ko sử dụng đc</text:p>
          <text:p text:style-name="P9"/>
        </text:list-item>
      </text:list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15:04:42.632745771</meta:creation-date>
    <dc:date>2017-04-16T15:18:19.635915285</dc:date>
    <meta:editing-duration>PT7M15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16" meta:word-count="161" meta:character-count="929" meta:non-whitespace-character-count="779"/>
  </office:meta>
</office:document-meta>
</file>